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7e91"/>
    </style:style>
    <style:style style:name="P2" style:family="paragraph" style:parent-style-name="Standard">
      <style:paragraph-properties fo:text-align="start" style:justify-single-word="false"/>
      <style:text-properties officeooo:paragraph-rsid="001a7e9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7e91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a7e91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344377855643526590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34628305342513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134628058906855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134629251936678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134627895253916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134627383466922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134628526381084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134629453245695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134628188590137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134629412217583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134628173829827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134627875987168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1059672253379104864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134628766357918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134627862502970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134628963911535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6:27.29271115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9:59.510695092</meta:creation-date>
    <meta:editing-duration>PT53S</meta:editing-duration>
    <meta:editing-cycles>3</meta:editing-cycles>
    <meta:generator>LibreOffice/4.3.7.2$Linux_X86_64 LibreOffice_project/430$Build-2</meta:generator>
    <dc:date>2016-08-19T13:46:27.175598137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